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f2a6"/>
    </style:style>
    <style:style style:name="P2" style:family="paragraph" style:parent-style-name="Standard">
      <style:text-properties officeooo:rsid="0013f2a6" officeooo:paragraph-rsid="0013f2a6"/>
    </style:style>
    <style:style style:name="P3" style:family="paragraph" style:parent-style-name="Standard">
      <style:text-properties officeooo:rsid="001450ee" officeooo:paragraph-rsid="001450ee"/>
    </style:style>
    <style:style style:name="P4" style:family="paragraph" style:parent-style-name="Standard">
      <style:text-properties officeooo:rsid="00161194" officeooo:paragraph-rsid="00161194"/>
    </style:style>
    <style:style style:name="P5" style:family="paragraph" style:parent-style-name="Standard">
      <style:text-properties officeooo:rsid="00170b33" officeooo:paragraph-rsid="00161194"/>
    </style:style>
    <style:style style:name="P6" style:family="paragraph" style:parent-style-name="Standard">
      <style:text-properties officeooo:rsid="00170b33" officeooo:paragraph-rsid="00170b33"/>
    </style:style>
    <style:style style:name="P7" style:family="paragraph" style:parent-style-name="Standard">
      <style:text-properties officeooo:rsid="00191a90" officeooo:paragraph-rsid="00191a90"/>
    </style:style>
    <style:style style:name="P8" style:family="paragraph" style:parent-style-name="Standard" style:list-style-name="L1">
      <style:text-properties officeooo:rsid="0013f2a6" officeooo:paragraph-rsid="0013f2a6"/>
    </style:style>
    <style:style style:name="P9" style:family="paragraph" style:parent-style-name="Standard" style:list-style-name="L2">
      <style:text-properties officeooo:rsid="001450ee" officeooo:paragraph-rsid="001450ee"/>
    </style:style>
    <style:style style:name="P10" style:family="paragraph" style:parent-style-name="Standard" style:list-style-name="L3">
      <style:text-properties officeooo:rsid="001450ee" officeooo:paragraph-rsid="0018fb42"/>
    </style:style>
    <style:style style:name="P11" style:family="paragraph" style:parent-style-name="Standard" style:list-style-name="L2">
      <style:text-properties officeooo:rsid="0018fb42" officeooo:paragraph-rsid="0018fb42"/>
    </style:style>
    <style:style style:name="P12" style:family="paragraph" style:parent-style-name="Standard" style:list-style-name="L3">
      <style:text-properties officeooo:rsid="0018fb42" officeooo:paragraph-rsid="0018fb42"/>
    </style:style>
    <style:style style:name="P13" style:family="paragraph" style:parent-style-name="Standard" style:list-style-name="L5">
      <style:text-properties officeooo:rsid="0018fb42" officeooo:paragraph-rsid="0018fb42"/>
    </style:style>
    <style:style style:name="P14" style:family="paragraph" style:parent-style-name="Standard" style:list-style-name="L3">
      <style:text-properties officeooo:rsid="00161194" officeooo:paragraph-rsid="00161194"/>
    </style:style>
    <style:style style:name="P15" style:family="paragraph" style:parent-style-name="Standard" style:list-style-name="L4">
      <style:text-properties officeooo:rsid="00191a90" officeooo:paragraph-rsid="00191a90"/>
    </style:style>
    <style:style style:name="P16" style:family="paragraph" style:parent-style-name="Standard" style:list-style-name="L5">
      <style:text-properties officeooo:rsid="00170b33" officeooo:paragraph-rsid="00170b33"/>
    </style:style>
    <style:style style:name="T1" style:family="text">
      <style:text-properties officeooo:rsid="0018fb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ed Lists:</text:p>
      <text:list xml:id="list537823694" text:style-name="L1">
        <text:list-item>
          <text:p text:style-name="P8">Implement a Linked List</text:p>
        </text:list-item>
        <text:list-item>
          <text:p text:style-name="P8">Reverse a Linked List</text:p>
        </text:list-item>
        <text:list-item>
          <text:p text:style-name="P8">Middle of a Linked List</text:p>
        </text:list-item>
        <text:list-item>
          <text:p text:style-name="P8">Delete Node in a Linked List</text:p>
        </text:list-item>
        <text:list-item>
          <text:p text:style-name="P8">Merge Sort two Linked Lists</text:p>
        </text:list-item>
        <text:list-item>
          <text:p text:style-name="P8">Add Two Numbers</text:p>
        </text:list-item>
        <text:list-item>
          <text:p text:style-name="P8">Check if Linked List has a cycle</text:p>
        </text:list-item>
        <text:list-item>
          <text:p text:style-name="P8">Remove Kth Node from end of Linked List</text:p>
        </text:list-item>
        <text:list-item>
          <text:p text:style-name="P8">Check if a Linked List is Palindrome</text:p>
        </text:list-item>
        <text:list-item>
          <text:p text:style-name="P8">Remove duplicates from sorted Linked List</text:p>
        </text:list-item>
        <text:list-item>
          <text:p text:style-name="P8">Swapping nodes in a Linked List</text:p>
        </text:list-item>
        <text:list-item>
          <text:p text:style-name="P8">Odd Even Linked List</text:p>
        </text:list-item>
      </text:list>
      <text:p text:style-name="P2"/>
      <text:p text:style-name="P3">Queue:</text:p>
      <text:list xml:id="list3198222995" text:style-name="L2">
        <text:list-item>
          <text:p text:style-name="P9">Implementation using array</text:p>
        </text:list-item>
        <text:list-item>
          <text:p text:style-name="P9">Implementation using Linked List</text:p>
        </text:list-item>
        <text:list-item>
          <text:p text:style-name="P9">Kth Largest/Smallest element in an array</text:p>
        </text:list-item>
        <text:list-item>
          <text:p text:style-name="P9">Implementation of Circular Queue</text:p>
        </text:list-item>
        <text:list-item>
          <text:p text:style-name="P11">Implement queue using two stacks</text:p>
        </text:list-item>
        <text:list-item>
          <text:p text:style-name="P11">Reverse Queue</text:p>
        </text:list-item>
        <text:list-item>
          <text:p text:style-name="P11">Reverse first k elements in a queue</text:p>
        </text:list-item>
      </text:list>
      <text:p text:style-name="P3"/>
      <text:p text:style-name="P4">Stack:</text:p>
      <text:list xml:id="list1502732519" text:style-name="L3">
        <text:list-item>
          <text:p text:style-name="P10">Implementation using array</text:p>
        </text:list-item>
        <text:list-item>
          <text:p text:style-name="P10">Implementation using Linked List</text:p>
        </text:list-item>
        <text:list-item>
          <text:p text:style-name="P12">Implement stack using two queues</text:p>
        </text:list-item>
        <text:list-item>
          <text:p text:style-name="P14">Balanced Brackets</text:p>
        </text:list-item>
        <text:list-item>
          <text:p text:style-name="P14">Infix to Postfix and Prefix Conversions and vice versa</text:p>
        </text:list-item>
        <text:list-item>
          <text:p text:style-name="P14">Next Greater/Smaller Element towards right</text:p>
        </text:list-item>
        <text:list-item>
          <text:p text:style-name="P14">Next Greater/Smaller Element towards left</text:p>
        </text:list-item>
        <text:list-item>
          <text:p text:style-name="P14">Overlapping Intervals</text:p>
        </text:list-item>
        <text:list-item>
          <text:p text:style-name="P12">Find middle element of the stack</text:p>
        </text:list-item>
      </text:list>
      <text:p text:style-name="P4"/>
      <text:p text:style-name="P5">HashSet/HashMap:</text:p>
      <text:list xml:id="list3814284463" text:style-name="L4">
        <text:list-item>
          <text:p text:style-name="P15">Highest Frequency</text:p>
        </text:list-item>
        <text:list-item>
          <text:p text:style-name="P15">Common Elements in two arrays</text:p>
        </text:list-item>
        <text:list-item>
          <text:p text:style-name="P15">Common Elements in an array</text:p>
        </text:list-item>
        <text:list-item>
          <text:p text:style-name="P15">Longest Sequence</text:p>
        </text:list-item>
        <text:list-item>
          <text:p text:style-name="P15">Travel Destinations</text:p>
        </text:list-item>
      </text:list>
      <text:p text:style-name="P7"/>
      <text:p text:style-name="P6">Sliding Window:</text:p>
      <text:list xml:id="list2457171485" text:style-name="L5">
        <text:list-item>
          <text:p text:style-name="P16">Count of distinct elements in k size sliding window</text:p>
        </text:list-item>
        <text:list-item>
          <text:p text:style-name="P16">Count of <text:span text:style-name="T1">sum of max and min elements in k size sliding window</text:span></text:p>
        </text:list-item>
        <text:list-item>
          <text:p text:style-name="P13">Max Element in k size sliding window</text:p>
        </text:list-item>
        <text:list-item>
          <text:p text:style-name="P13">First negative in k size sliding window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7T18:47:41.470309133</meta:creation-date>
    <dc:date>2022-09-18T22:34:30.119356446</dc:date>
    <meta:editing-duration>PT10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233" meta:character-count="1271" meta:non-whitespace-character-count="1117"/>
  </office:meta>
</office:document-meta>
</file>